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merriweather" svg:font-family="merriweather, serif"/>
    <style:font-face style:name="var font-family-body" svg:font-family="'var font-family-body'"/>
    <style:font-face style:name="var font-family-head" svg:font-family="'var font-family-hea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var font-family-body"/>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loext:contextual-spacing="false" fo:line-height="194%" fo:text-indent="0cm" style:auto-text-indent="false" fo:padding="0cm" fo:border="none"/>
      <style:text-properties style:font-name="var font-family-body" fo:font-size="13.5pt" fo:font-weight="normal" loext:padding="0cm" loext:border="none"/>
    </style:style>
    <style:style style:name="P4" style:family="paragraph" style:parent-style-name="Text_20_body">
      <style:paragraph-properties fo:margin-left="0cm" fo:margin-right="0cm" fo:margin-top="0cm" fo:margin-bottom="0cm" loext:contextual-spacing="false" fo:line-height="194%" fo:text-indent="0cm" style:auto-text-indent="false" fo:padding="0cm" fo:border="none"/>
    </style:style>
    <style:style style:name="P5" style:family="paragraph" style:parent-style-name="Text_20_body" style:list-style-name="L2">
      <style:paragraph-properties fo:margin-left="0cm" fo:margin-right="0cm" fo:margin-top="0cm" fo:margin-bottom="0cm" loext:contextual-spacing="false" fo:line-height="194%"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line-height="194%" fo:orphans="2" fo:widows="2" fo:text-indent="0cm" style:auto-text-indent="false" fo:padding="0cm" fo:border="none"/>
      <style:text-properties fo:font-variant="normal" fo:text-transform="none" fo:color="#313537" style:font-name="var font-family-body" fo:font-size="12.75pt" fo:letter-spacing="normal" fo:font-style="normal" fo:font-weight="normal" fo:background-color="#ffffff" loext:padding="0cm" loext:border="none"/>
    </style:style>
    <style:style style:name="P7" style:family="paragraph" style:parent-style-name="Text_20_body">
      <style:paragraph-properties fo:margin-left="0cm" fo:margin-right="0cm" fo:margin-top="0cm" fo:margin-bottom="0cm" loext:contextual-spacing="false" fo:line-height="166%" fo:text-indent="0cm" style:auto-text-indent="false" fo:padding="0cm" fo:border="none"/>
    </style:style>
    <style:style style:name="P8" style:family="paragraph" style:parent-style-name="Text_20_body">
      <style:paragraph-properties fo:margin-left="0cm" fo:margin-right="0cm" fo:margin-top="0cm" fo:margin-bottom="0cm" loext:contextual-spacing="false" fo:line-height="166%" fo:text-indent="0cm" style:auto-text-indent="false" fo:padding="0cm" fo:border="none"/>
      <style:text-properties style:font-name="inherit" fo:font-size="12.75pt" loext:padding="0cm" loext:border="none"/>
    </style:style>
    <style:style style:name="P9" style:family="paragraph" style:parent-style-name="Text_20_body">
      <style:paragraph-properties fo:margin-left="0cm" fo:margin-right="0cm" fo:margin-top="0cm" fo:margin-bottom="0cm" loext:contextual-spacing="false" fo:line-height="194%" fo:text-indent="0cm" style:auto-text-indent="false" fo:padding="0cm" fo:border="none"/>
      <style:text-properties fo:font-size="13.5pt"/>
    </style:style>
    <style:style style:name="P10" style:family="paragraph" style:parent-style-name="Heading_20_2">
      <style:text-properties fo:font-variant="normal" fo:text-transform="none" fo:color="#313537" style:font-name="var font-family-body" fo:font-size="12pt" fo:letter-spacing="normal" fo:font-style="italic" fo:font-weight="bold" fo:background-color="#ffffff" loext:padding="0cm" loext:border="none"/>
    </style:style>
    <style:style style:name="P11" style:family="paragraph" style:parent-style-name="Heading_20_2">
      <style:paragraph-properties fo:margin-left="0cm" fo:margin-right="0cm" fo:margin-top="0cm" fo:margin-bottom="0cm" loext:contextual-spacing="false" fo:line-height="125%" fo:text-indent="0cm" style:auto-text-indent="false" fo:padding="0cm" fo:border="none"/>
    </style:style>
    <style:style style:name="P12" style:family="paragraph" style:parent-style-name="Heading_20_2"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13537" style:font-name="var font-family-body" fo:font-size="12pt" fo:letter-spacing="normal" fo:font-style="italic" fo:font-weight="bold" fo:background-color="#ffffff" loext:padding="0cm" loext:border="none"/>
    </style:style>
    <style:style style:name="P13" style:family="paragraph" style:parent-style-name="Heading_20_3">
      <style:paragraph-properties fo:margin-left="0cm" fo:margin-right="0cm" fo:margin-top="0cm" fo:margin-bottom="0cm" loext:contextual-spacing="false" fo:line-height="125%" fo:text-indent="0cm" style:auto-text-indent="false" fo:padding="0cm" fo:border="none"/>
    </style:style>
    <style:style style:name="T1" style:family="text">
      <style:text-properties fo:color="#000066" style:font-name="var font-family-head" fo:font-weight="bold" loext:padding="0cm" loext:border="none"/>
    </style:style>
    <style:style style:name="T2" style:family="text">
      <style:text-properties fo:color="#000066" style:font-name="var font-family-head" fo:font-size="21pt" fo:font-weight="bold" loext:padding="0cm" loext:border="none"/>
    </style:style>
    <style:style style:name="T3" style:family="text">
      <style:text-properties style:font-name="var font-family-body" fo:font-size="13.5pt" fo:font-weight="normal" loext:padding="0cm" loext:border="none"/>
    </style:style>
    <style:style style:name="T4" style:family="text">
      <style:text-properties style:font-name="var font-family-body" fo:font-size="13.5pt" fo:font-weight="bold" loext:padding="0cm" loext:border="none"/>
    </style:style>
    <style:style style:name="T5" style:family="text">
      <style:text-properties style:font-name="var font-family-body" fo:font-weight="normal" loext:padding="0cm" loext:border="none"/>
    </style:style>
    <style:style style:name="T6" style:family="text">
      <style:text-properties fo:font-variant="normal" fo:text-transform="none" fo:color="#313537" style:font-name="var font-family-body" fo:font-size="12.75pt" fo:letter-spacing="normal" fo:font-style="normal" fo:font-weight="normal" fo:background-color="#ffffff" loext:char-shading-value="0" loext:padding="0cm" loext:border="none"/>
    </style:style>
    <style:style style:name="T7" style:family="text">
      <style:text-properties fo:font-variant="normal" fo:text-transform="none" fo:color="#313537" style:font-name="var font-family-body" fo:font-size="12.75pt" fo:letter-spacing="normal" fo:font-style="italic" fo:font-weight="normal" fo:background-color="#ffffff" loext:char-shading-value="0" loext:padding="0cm" loext:border="none"/>
    </style:style>
    <style:style style:name="T8" style:family="text">
      <style:text-properties fo:font-variant="normal" fo:text-transform="none" fo:color="#313537" style:font-name="var font-family-body" fo:font-size="12pt" fo:letter-spacing="normal" fo:font-style="normal" fo:font-weight="normal" fo:background-color="#ffffff" loext:char-shading-value="0" loext:padding="0cm" loext:border="none"/>
    </style:style>
    <style:style style:name="T9" style:family="text">
      <style:text-properties style:font-name="inherit" fo:font-size="12.75pt" fo:font-weight="bold" loext:padding="0cm" loext:border="none"/>
    </style:style>
    <style:style style:name="fr1" style:family="graphic" style:parent-style-name="Frame">
      <style:graphic-properties fo:margin-left="2.09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draw:frame draw:style-name="fr1" draw:name="Marco1" text:anchor-type="paragraph" svg:width="20.929cm" draw:z-index="0"><draw:text-box fo:min-height="0.041cm"><text:h text:style-name="P11" text:outline-level="2"><text:span text:style-name="Strong_20_Emphasis"><text:span text:style-name="T1">¡Llegó el momento de validar lo aprendido!</text:span></text:span></text:h></draw:text-box></draw:frame><draw:frame draw:style-name="fr1" draw:name="Marco2" text:anchor-type="paragraph" svg:width="20.929cm" draw:z-index="1"><draw:text-box fo:min-height="0.041cm"><text:p text:style-name="P3">Para la realización de este proyecto, te  invitamos a imaginarte que sos un desarrollador recién incorporado en un nuevo emprendimiento tecnológico.</text:p><text:p text:style-name="P4"><text:span text:style-name="T3">En tu primera tarea en la empresa, te solicitan que realices una página web que posea un curriculum vitae. La creación de este cv onlinte te permitirá llevar a la práctica todo lo que fuimos trabajando a lo largo de los módulos. </text:span><text:span text:style-name="Strong_20_Emphasis"><text:span text:style-name="T4">El CV comprende información personal, experiencia y habilidades.</text:span></text:span></text:p></draw:text-box></draw:frame>Etapa 1</text:h>
      <text:list xml:id="list4168686257" text:style-name="L2">
        <text:list-item>
          <text:list>
            <text:list-item>
              <text:list>
                <text:list-header>
                  <text:p text:style-name="P6">Como en todo proyecto, es clave “bajar a papel” lo que vamos a desarrollar, por eso te proponemos que en una hoja escribas toda la información que quieras incluir en el CV, para poder empezar a pensar en qué estructura le darás al proyecto. </text:p>
                </text:list-header>
              </text:list>
            </text:list-item>
          </text:list>
          <text:p text:style-name="P5"><text:span text:style-name="T6">Como no es necesario que incluyas tu información personal, te proponemos usar esta </text:span><text:a xlink:type="simple" xlink:href="https://randomuser.me/" office:target-frame-name="_blank" xlink:show="new" text:style-name="Internet_20_link" text:visited-style-name="Visited_20_Internet_20_Link">web</text:a><draw:frame draw:style-name="fr2" draw:name="Marco3" text:anchor-type="char" svg:width="0.041cm" draw:z-index="2"><draw:text-box fo:min-height="0.041cm"><text:p text:style-name="P1">(opens in a new tab)</text:p></draw:text-box></draw:frame><text:span text:style-name="T6">, de la cual podrás obtener datos personales de personas ficticias. </text:span></text:p>
          <text:p text:style-name="P6">Si te animás, podés hasta incluir la foto que proporciona el sitio a modo de ejemplo.</text:p>
          <text:list text:continue-numbering="true">
            <text:list-item>
              <text:h text:style-name="P12" text:outline-level="2">Etapa 2</text:h>
              <text:list>
                <text:list-header>
                  <text:p text:style-name="P5"><text:span text:style-name="T6">Ya tenemos la información que vamos a llevar al proyecto, ahora debemos elegir qué elementos HTML le darán vida. Considerá utilizar la barra de navegación con </text:span><text:span text:style-name="Emphasis"><text:span text:style-name="T7">links </text:span></text:span><text:span text:style-name="T6">ancla, listas desordenadas, foto de perfil, entre otros elementos que hagan que tu CV sea único.</text:span></text:p>
                </text:list-header>
              </text:list>
            </text:list-item>
            <text:list-item>
              <text:h text:style-name="P12" text:outline-level="2">Etapa 3</text:h>
              <text:list>
                <text:list-header>
                  <text:p text:style-name="P5"><text:span text:style-name="T6">Ahora que ya tenés la información y la estructura, vamos a agregarle diseño al CV. Para ello, te proponemos que </text:span><text:soft-page-break/><text:span text:style-name="T6">con CSS le puedas otorgar los estilos que consideres necesarios para que el CV se vea impecable. Podés importar tipografías de </text:span><text:a xlink:type="simple" xlink:href="https://fonts.google.com/" office:target-frame-name="_blank" xlink:show="new" text:style-name="Internet_20_link" text:visited-style-name="Visited_20_Internet_20_Link">Google Fonts</text:a><draw:frame draw:style-name="fr2" draw:name="Marco4" text:anchor-type="char" svg:width="0.041cm" draw:z-index="3"><draw:text-box fo:min-height="0.041cm"><text:p text:style-name="P1">(opens in a new tab)</text:p></draw:text-box></draw:frame><text:span text:style-name="T6">, utilizar una foto tuya y usar </text:span><text:a xlink:type="simple" xlink:href="https://fontawesome.com/" office:target-frame-name="_blank" xlink:show="new" text:style-name="Internet_20_link" text:visited-style-name="Visited_20_Internet_20_Link">Font Awesome</text:a><draw:frame draw:style-name="fr2" draw:name="Marco5" text:anchor-type="char" svg:width="0.041cm" draw:z-index="4"><draw:text-box fo:min-height="0.041cm"><text:p text:style-name="P1">(opens in a new tab)</text:p></draw:text-box></draw:frame><text:span text:style-name="T8"> </text:span><text:span text:style-name="T6">para emplear íconos que ilustren el proyecto.</text:span></text:p>
                </text:list-header>
              </text:list>
            </text:list-item>
          </text:list>
        </text:list-item>
      </text:list>
      <text:p text:style-name="P2"><draw:frame draw:style-name="fr1" draw:name="Marco6" text:anchor-type="paragraph" svg:width="20.929cm" draw:z-index="5"><draw:text-box fo:min-height="0.041cm"><text:h text:style-name="P11" text:outline-level="2"><text:span text:style-name="Strong_20_Emphasis"><text:span text:style-name="T2">Fase 2</text:span></text:span></text:h></draw:text-box></draw:frame><draw:frame draw:style-name="fr1" draw:name="Marco7" text:anchor-type="paragraph" svg:width="20.929cm" draw:z-index="6"><draw:text-box fo:min-height="0.041cm"><text:p text:style-name="P3">Ahora incorporaremos funcionalidades que implementan JavaScript, de manera tal que sumemos comportamientos a lo desarrollado. Por ejemplo, dar información complementaria cuando el usuario haga clic sobre determinados botones. Para ello, tendremos que trabajar con los eventos vistos, más los que quieras incorporar. </text:p></draw:text-box></draw:frame><draw:frame draw:style-name="fr1" draw:name="Marco8" text:anchor-type="paragraph" svg:width="20.929cm" draw:z-index="7"><draw:text-box fo:min-height="0.041cm"><text:p text:style-name="P7"><text:span text:style-name="Strong_20_Emphasis"><text:span text:style-name="T9">¡Importante!</text:span></text:span></text:p><text:p text:style-name="P8">Usá funciones que permitan tener un código fuente reutilizable y mantenible.</text:p></draw:text-box></draw:frame><draw:frame draw:style-name="fr1" draw:name="Marco9" text:anchor-type="paragraph" svg:width="20.929cm" draw:z-index="8"><draw:text-box fo:min-height="0.041cm"><text:h text:style-name="P13" text:outline-level="3"><text:span text:style-name="Strong_20_Emphasis"><text:span text:style-name="T1">Entrega del proyecto</text:span></text:span></text:h></draw:text-box></draw:frame><draw:frame draw:style-name="fr1" draw:name="Marco10" text:anchor-type="paragraph" svg:width="20.929cm" draw:z-index="9"><draw:text-box fo:min-height="0.041cm"><text:p text:style-name="P4"><text:span text:style-name="T3">Finalmente, subirás el proyecto terminado a </text:span><text:a xlink:type="simple" xlink:href="https://docs.github.com/es/pages/getting-started-with-github-pages/creating-a-github-pages-site" office:target-frame-name="_blank" xlink:show="new" text:style-name="Internet_20_link" text:visited-style-name="Visited_20_Internet_20_Link"><text:span text:style-name="T3">GitHub pages</text:span></text:a><draw:frame draw:style-name="fr2" draw:name="Marco11" text:anchor-type="char" svg:width="0.041cm" draw:z-index="10"><draw:text-box fo:min-height="0.041cm"><text:p text:style-name="P1">(opens in a new tab)</text:p></draw:text-box></draw:frame><text:span text:style-name="T3">.  Luego pegarás el enlace de tu GitHub en el bloque "Proyectos" que se encuentra en la página principal del curso, en la plataforma. Recordá que este último paso es imprescindible para que el proyecto sea enviado y que pase luego a la instancia de corrección por el tutor designado.</text:span></text:p><text:p text:style-name="P9"><text:a xlink:type="simple" xlink:href="https://docs.github.com/es/pages/quickstart" office:target-frame-name="_blank" xlink:show="new" text:style-name="Internet_20_link" text:visited-style-name="Visited_20_Internet_20_Link"><text:span text:style-name="T5">Guía de inicio rápido para GitHub Pages.</text:span></text:a><draw:frame draw:style-name="fr2" draw:name="Marco12" text:anchor-type="char" svg:width="0.041cm" draw:z-index="11"><draw:text-box fo:min-height="0.041cm"><text:p text:style-name="P1">(opens in a new tab)</text:p></draw:text-box></draw:frame></text:p><text:p text:style-name="P9"><text:a xlink:type="simple" xlink:href="https://docs.github.com/es/pages/getting-started-with-github-pages/creating-a-github-pages-site" office:target-frame-name="_blank" xlink:show="new" text:style-name="Internet_20_link" text:visited-style-name="Visited_20_Internet_20_Link"><text:span text:style-name="T5">Cómo crear un espacio en GitHub.</text:span></text:a><draw:frame draw:style-name="fr2" draw:name="Marco13" text:anchor-type="char" svg:width="0.041cm" draw:z-index="12"><draw:text-box fo:min-height="0.041cm"><text:p text:style-name="P1">(opens in a new tab)</text:p></draw:text-box></draw:frame></text:p><text:p text:style-name="P3">Si tenés dudas acerca de cómo subir tu proyecto a GitHub, te recomendamos que vuelvas a ver el módulo "Alojamiento y tipos de servidores", del presente curso. ¡Muchos éxitos!</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merriweather" svg:font-family="merriweather, serif"/>
    <style:font-face style:name="var font-family-body" svg:font-family="'var font-family-body'"/>
    <style:font-face style:name="var font-family-head" svg:font-family="'var font-family-hea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6T00:34:09.810579276</meta:creation-date>
    <dc:date>2023-02-06T00:36:55.105610467</dc:date>
    <meta:editing-duration>PT2M46S</meta:editing-duration>
    <meta:editing-cycles>1</meta:editing-cycles>
    <meta:document-statistic meta:table-count="0" meta:image-count="0" meta:object-count="0" meta:page-count="2" meta:paragraph-count="26" meta:word-count="464" meta:character-count="2728" meta:non-whitespace-character-count="2292"/>
    <meta:generator>LibreOffice/6.0.7.3$Linux_X86_64 LibreOffice_project/00m0$Build-3</meta:generator>
  </office:meta>
</office:document-meta>
</file>